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Noto Sans CJK SC" svg:font-family="'Noto Sans CJK SC'" style:font-family-generic="system" style:font-pitch="variable"/>
    <style:font-face style:name="Sans" svg:font-family="San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19" style:family="table-cell" style:parent-style-name="Default" style:data-style-name="N37"/>
    <style:style style:name="ce31" style:family="table-cell" style:parent-style-name="Default">
      <style:table-cell-properties fo:background-color="#faa61a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10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2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2" style:family="text">
      <style:text-properties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2020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9"/>
        <table:table-column table:style-name="co1" table:number-columns-repeated="1022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2">Kivy-iOS – Python 3.8 + Pillow - </text:span><text:span text:style-name="T2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09/01/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16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17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18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1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2/01/21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3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9/01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01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0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2/02/2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8/02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13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/03/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17/04/21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4/04/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7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8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9/04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03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04/05/21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5-23" calcext:value-type="date">
            <text:p>23/05/21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0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7/06/21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9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30/06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02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03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21-07-04" calcext:value-type="date">
            <text:p>04/07/21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08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09/07/21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21-07-10" calcext:value-type="date">
            <text:p>10/07/21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12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13/07/21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17/07/21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18/07/21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27/07/21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31/07/2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09/08/21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21/08/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29/08/21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1">
          <table:table-cell table:style-name="ce2" table:formula="of:=SUM([.A2:.A77])" office:value-type="float" office:value="158" calcext:value-type="float">
            <text:p>158</text:p>
          </table:table-cell>
          <table:table-cell table:style-name="ce2"/>
          <table:table-cell table:style-name="ce2" office:value-type="string" calcext:value-type="string">
            <text:p>Total</text:p>
          </table:table-cell>
          <table:table-cell table:style-name="ce2" table:number-columns-repeated="1021"/>
        </table:table-row>
        <table:table-row table:style-name="ro1">
          <table:table-cell table:style-name="ce3" table:number-columns-repeated="1024"/>
        </table:table-row>
      </table:table>
      <table:table table:name="2019 (paid)" table:style-name="ta1">
        <office:forms form:automatic-focus="false" form:apply-design-mode="false"/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1" table:formula="of:=SUM([.A2:.A71])" office:value-type="float" office:value="138" calcext:value-type="float">
            <text:p>138</text:p>
          </table:table-cell>
          <table:table-cell table:style-name="ce3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19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2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19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22/04/18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26/04/18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28/04/1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01/05/18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05/06/18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09/06/18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1/06/18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22/06/18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23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24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29/06/18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28/07/18</text:p>
          </table:table-cell>
          <table:table-cell table:style-name="ce19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29/07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02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0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04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05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07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08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09/08/18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0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1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3/08/1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4/08/18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5/08/18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7/08/18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20/08/18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25/08/18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26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31/08/18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04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06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07/09/18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08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09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2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4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5/09/1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.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.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35"/>
        <table:table-column table:style-name="co1" table:default-cell-style-name="ce36"/>
        <table:table-column table:style-name="co1" table:number-columns-repeated="62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35"/>
        <table:table-column table:style-name="co1" table:number-columns-repeated="6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36"/>
          <table:table-cell table:number-columns-repeated="6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35"/>
        <table:table-column table:style-name="co1" table:default-cell-style-name="ce35"/>
        <table:table-column table:style-name="co12" table:default-cell-style-name="ce35"/>
        <table:table-column table:style-name="co1" table:number-columns-repeated="1021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35"/>
        <table:table-column table:style-name="co1" table:number-columns-repeated="1023" table:default-cell-style-name="ce35"/>
        <table:table-row table:style-name="ro1">
          <table:table-cell table:style-name="ce18" office:value-type="string" calcext:value-type="string">
            <text:p>Time (in hours)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" table:number-columns-repeated="1021" table:default-cell-style-name="ce35"/>
        <table:table-row table:style-name="ro1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8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35" table:number-columns-repeated="3"/>
          <table:table-cell table:number-columns-repeated="1021"/>
        </table:table-row>
        <table:table-row table:style-name="ro1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Noto Sans CJK SC" svg:font-family="'Noto Sans CJK SC'" style:font-family-generic="system" style:font-pitch="variable"/>
    <style:font-face style:name="Sans" svg:font-family="Sans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112">
      <number:year/>
      <number:text>/</number:text>
      <number:month number:style="long"/>
      <number:text>/</number:text>
      <number:day number:style="long"/>
    </number:date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 style:data-style-name="N2" text:time-value="19:41:15.63793288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_32_017_20_p3" style:display-name="2017 p3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7_20_p2_20__28_paid_29_" style:display-name="2017 p2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7_20__28_paid_29_" style:display-name="2017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6_20__28_paid_29_" style:display-name="2016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5_20_p2_20__28_paid_29_" style:display-name="2015 p2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_32_015_20__28_paid_29_" style:display-name="2015 (paid)" style:page-layout-name="Mpm3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30T19:43:36.539366322</dc:date>
    <meta:creation-date>2014-12-14T08:12:00Z</meta:creation-date>
    <meta:editing-cycles>604</meta:editing-cycles>
    <meta:editing-duration>PT23H56M55S</meta:editing-duration>
    <meta:generator>LibreOffice/7.2.0.4$Linux_X86_64 LibreOffice_project/9a9c6381e3f7a62afc1329bd359cc48accb6435b</meta:generator>
    <meta:document-statistic meta:table-count="11" meta:cell-count="1808" meta:object-count="0"/>
  </office:meta>
</office:document-meta>
</file>